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돋움" svg:font-family="돋움" style:font-family-generic="modern" style:font-pitch="fixed"/>
    <style:font-face style:name="CG Times (WN)" svg:font-family="'CG Times (WN)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19.39pt"/>
    </style:style>
    <style:style style:name="co3" style:family="table-column">
      <style:table-column-properties fo:break-before="auto" style:column-width="67.01pt"/>
    </style:style>
    <style:style style:name="co4" style:family="table-column">
      <style:table-column-properties fo:break-before="auto" style:column-width="32.6pt"/>
    </style:style>
    <style:style style:name="co5" style:family="table-column">
      <style:table-column-properties fo:break-before="auto" style:column-width="26.39pt"/>
    </style:style>
    <style:style style:name="co6" style:family="table-column">
      <style:table-column-properties fo:break-before="auto" style:column-width="62.16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5.9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9.36pt" fo:break-before="auto" style:use-optimal-row-height="false"/>
    </style:style>
    <style:style style:name="ta1" style:family="table" style:master-page-name="PageStyle_5f_20_20_Layer_20_IPE_20_Stacku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79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17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2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7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9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0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59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8pt" fo:font-style="normal" fo:text-shadow="none" style:text-underline-style="none" fo:font-weight="normal" style:font-size-asian="18pt" style:font-style-asian="normal" style:font-weight-asian="normal" style:font-name-complex="돋움" style:font-size-complex="18pt" style:font-style-complex="normal" style:font-weight-complex="normal"/>
    </style:style>
    <style:style style:name="ce593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0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4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2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0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9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3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1.76pt solid #ff66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8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2.01pt" fo:border-right="1.76pt solid #ff6600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9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4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2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3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4" style:family="table-cell" style:parent-style-name="표준_5f_구조도_28__29_" style:data-style-name="N232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7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6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9" style:family="table-cell" style:parent-style-name="표준_5f_구조도_28__29_" style:data-style-name="N2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0" style:family="table-cell" style:parent-style-name="표준_5f_구조도_28__29_" style:data-style-name="N2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3" style:family="table-cell" style:parent-style-name="표준_5f_구조도_28__29_" style:data-style-name="N2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1" style:family="table-cell" style:parent-style-name="표준_5f_구조도_28__29_" style:data-style-name="N2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2" style:family="table-cell" style:parent-style-name="표준_5f_구조도_28__29_" style:data-style-name="N2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8" style:family="table-cell" style:parent-style-name="표준_5f_구조도_28__29_" style:data-style-name="N2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9" style:family="table-cell" style:parent-style-name="표준_5f_구조도_28__29_" style:data-style-name="N2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0" style:family="table-cell" style:parent-style-name="표준_5f_구조도_28__29_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0" style:family="table-cell" style:parent-style-name="표준_5f_구조도_28__29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8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2.01pt" fo:border-right="0.74pt solid #3c3c3c" style:rotation-angle="0" style:rotation-align="none" style:shrink-to-fit="tru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4" style:family="table-cell" style:parent-style-name="표준_5f_구조도_28__29_" style:data-style-name="N228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표준_5f_구조도_28__29_" style:data-style-name="N228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8" style:family="table-cell" style:parent-style-name="표준_5f_구조도_28__29_" style:data-style-name="N228">
      <style:table-cell-properties style:glyph-orientation-vertical="0" fo:background-color="#ccff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16" style:family="table-cell" style:parent-style-name="표준_5f_구조도_28__29_" style:data-style-name="N228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17" style:family="table-cell" style:parent-style-name="표준_5f_구조도_28__29_" style:data-style-name="N228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2" style:family="table-cell" style:parent-style-name="표준_5f_구조도_28__29_" style:data-style-name="N228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4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8" style:family="table-cell" style:parent-style-name="표준_5f_구조도_28__29_" style:data-style-name="N228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6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7" style:family="table-cell" style:parent-style-name="표준_5f_구조도_28__29_" style:data-style-name="N216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669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29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3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94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31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8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99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5565a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1" style:family="table-cell" style:parent-style-name="표준_5f_구조도_28__29_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2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24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5565a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5565af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66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567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68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70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571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572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15" style:family="table-cell" style:parent-style-name="표준_5f_구조도_28__29_">
      <style:table-cell-properties style:glyph-orientation-vertical="0" fo:background-color="#5565a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11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7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41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1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0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표준_5f_구조도_28__29_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3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74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</style:style>
    <style:style style:name="ce85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56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7" style:family="table-cell" style:parent-style-name="표준_5f_구조도_28__29_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9" style:family="table-cell" style:parent-style-name="표준_5f_구조도_28__29_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60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61" style:family="table-cell" style:parent-style-name="표준_5f_구조도_28__29_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6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63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2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3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5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8pt" fo:font-style="normal" fo:text-shadow="none" style:text-underline-style="none" fo:font-weight="normal" style:font-size-asian="18pt" style:font-style-asian="normal" style:font-weight-asian="normal" style:font-name-complex="돋움" style:font-size-complex="18pt" style:font-style-complex="normal" style:font-weight-complex="normal"/>
    </style:style>
    <style:style style:name="ce714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" style:family="text">
      <style:text-properties style:use-window-font-color="true" style:font-name="Calibri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 Layer IPE Stackup" table:style-name="ta1" table:print-ranges="'12 Layer IPE Stackup'.A1:'12 Layer IPE Stackup'.CP48">
        <office:forms form:automatic-focus="false" form:apply-design-mode="false"/>
        <table:table-column table:style-name="co1" table:number-columns-repeated="4" table:default-cell-style-name="ce590"/>
        <table:table-column table:style-name="co2" table:number-columns-repeated="11" table:default-cell-style-name="ce590"/>
        <table:table-column table:style-name="co3" table:default-cell-style-name="ce590"/>
        <table:table-column table:style-name="co4" table:default-cell-style-name="ce666"/>
        <table:table-column table:style-name="co4" table:default-cell-style-name="ce590"/>
        <table:table-column table:style-name="co2" table:number-columns-repeated="63" table:default-cell-style-name="ce590"/>
        <table:table-column table:style-name="co5" table:number-columns-repeated="10" table:default-cell-style-name="ce590"/>
        <table:table-column table:style-name="co4" table:number-columns-repeated="5" table:default-cell-style-name="ce590"/>
        <table:table-column table:style-name="co2" table:number-columns-repeated="32" table:default-cell-style-name="ce590"/>
        <table:table-column table:style-name="co6" table:number-columns-repeated="159" table:default-cell-style-name="ce590"/>
        <table:table-column table:style-name="co6" table:number-columns-repeated="737" table:default-cell-style-name="Default"/>
        <table:table-row table:style-name="ro1">
          <table:table-cell table:style-name="ce579" office:value-type="string" calcext:value-type="string" table:number-columns-spanned="15" table:number-rows-spanned="1">
            <text:p>Buildup Structure</text:p>
          </table:table-cell>
          <table:covered-table-cell table:number-columns-repeated="14" table:style-name="ce12"/>
          <table:table-cell table:style-name="ce12" table:number-columns-repeated="78"/>
          <table:table-cell table:style-name="ce117"/>
          <table:table-cell table:style-name="ce713" table:number-columns-repeated="2"/>
          <table:table-cell table:style-name="ce714" table:number-columns-repeated="928"/>
        </table:table-row>
        <table:table-row table:style-name="ro2">
          <table:table-cell table:style-name="ce717" office:value-type="string" calcext:value-type="string" table:number-columns-spanned="15" table:number-rows-spanned="1">
            <text:p>12 Layer Multilayer Backdrilled Vias</text:p>
          </table:table-cell>
          <table:covered-table-cell table:number-columns-repeated="14" table:style-name="ce592"/>
          <table:table-cell table:style-name="ce644" office:value-type="string" calcext:value-type="string" table:number-columns-spanned="67" table:number-rows-spanned="1">
            <text:p>OpticalEVA LEAP FMC+ v1.0</text:p>
          </table:table-cell>
          <table:covered-table-cell table:number-columns-repeated="30" table:style-name="ce12"/>
          <table:covered-table-cell table:number-columns-repeated="2" table:style-name="ce117"/>
          <table:covered-table-cell table:style-name="Default"/>
          <table:covered-table-cell table:number-columns-repeated="25" table:style-name="ce12"/>
          <table:covered-table-cell table:number-columns-repeated="2" table:style-name="ce117"/>
          <table:covered-table-cell table:style-name="Default"/>
          <table:covered-table-cell table:number-columns-repeated="5" table:style-name="ce12"/>
          <table:table-cell table:style-name="ce740" table:formula="of:=TODAY()" office:value-type="date" office:date-value="2022-03-26" calcext:value-type="date" table:number-columns-spanned="12" table:number-rows-spanned="1">
            <text:p>03/26/2022</text:p>
          </table:table-cell>
          <table:covered-table-cell table:number-columns-repeated="10" table:style-name="ce12"/>
          <table:covered-table-cell table:style-name="ce117"/>
          <table:table-cell table:style-name="ce754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5"/>
          <table:table-cell table:style-name="ce658"/>
          <table:table-cell table:style-name="ce593" table:number-columns-repeated="76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741" office:value-type="string" calcext:value-type="string" table:number-columns-spanned="11" table:number-rows-spanned="1">
            <text:p>Differential Routing Zdiff= 100<text:span text:style-name="T1">Ω</text:span></text:p>
          </table:table-cell>
          <table:covered-table-cell table:number-columns-repeated="9" table:style-name="ce744"/>
          <table:covered-table-cell table:style-name="ce75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641"/>
          <table:table-cell table:style-name="ce721" office:value-type="string" calcext:value-type="string" table:number-columns-spanned="3" table:number-rows-spanned="1">
            <text:p>Width</text:p>
          </table:table-cell>
          <table:covered-table-cell table:number-columns-repeated="2" table:style-name="ce745"/>
          <table:table-cell table:style-name="ce57" office:value-type="string" calcext:value-type="string" table:number-columns-spanned="5" table:number-rows-spanned="1">
            <text:p>Separation</text:p>
          </table:table-cell>
          <table:covered-table-cell table:number-columns-repeated="4" table:style-name="ce723"/>
          <table:table-cell table:style-name="ce57" office:value-type="string" calcext:value-type="string" table:number-columns-spanned="3" table:number-rows-spanned="1">
            <text:p>Width</text:p>
          </table:table-cell>
          <table:covered-table-cell table:number-columns-repeated="2" table:style-name="ce289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8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46" table:number-columns-spanned="3" table:number-rows-spanned="1"/>
          <table:covered-table-cell table:number-columns-repeated="2" table:style-name="ce46"/>
          <table:table-cell table:style-name="ce15"/>
          <table:table-cell table:style-name="ce790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106"/>
          <table:covered-table-cell table:style-name="ce566"/>
          <table:covered-table-cell table:style-name="ce571"/>
          <table:covered-table-cell table:style-name="ce1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1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565"/>
          <table:covered-table-cell table:style-name="ce567"/>
          <table:covered-table-cell table:style-name="ce572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1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2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3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3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4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5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5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6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7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8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8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9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22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0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3"/>
          <table:table-cell table:style-name="ce123" office:value-type="string" calcext:value-type="string" table:number-columns-spanned="2" table:number-rows-spanned="1">
            <text:p>LA10</text:p>
          </table:table-cell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861" table:number-columns-spanned="2" table:number-rows-spanned="1"/>
          <table:covered-table-cell table:style-name="ce863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11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2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 table:number-columns-repeated="2"/>
          <table:table-cell table:style-name="ce850" office:value-type="string" calcext:value-type="string" table:number-columns-spanned="2" table:number-rows-spanned="1">
            <text:p>LA12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788" table:number-columns-repeated="3"/>
          <table:table-cell table:style-name="ce15"/>
          <table:table-cell table:style-name="ce798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9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 table:number-rows-repeated="2">
          <table:table-cell table:style-name="ce581"/>
          <table:table-cell table:style-name="ce593" table:number-columns-repeated="4"/>
          <table:table-cell table:style-name="ce15" table:number-columns-repeated="9"/>
          <table:table-cell table:style-name="ce642"/>
          <table:table-cell table:style-name="ce650"/>
          <table:table-cell table:style-name="ce664"/>
          <table:table-cell table:style-name="ce642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5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17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5">
          <table:table-cell table:style-name="ce589" office:value-type="string" calcext:value-type="string" table:number-columns-spanned="14" table:number-rows-spanned="1">
            <text:p>Total Thickness</text:p>
          </table:table-cell>
          <table:covered-table-cell table:number-columns-repeated="12" table:style-name="ce602"/>
          <table:covered-table-cell table:style-name="ce639"/>
          <table:table-cell table:style-name="ce643"/>
          <table:table-cell table:style-name="ce800" table:formula="of:=SUM([.P6:.P43])" office:value-type="float" office:value="1594" calcext:value-type="float">
            <text:p>1594.00</text:p>
          </table:table-cell>
          <table:table-cell table:style-name="ce288" office:value-type="string" calcext:value-type="string">
            <text:p>μm</text:p>
          </table:table-cell>
          <table:table-cell table:style-name="ce667" table:number-columns-repeated="74"/>
          <table:table-cell table:style-name="ce290" table:number-columns-repeated="2"/>
          <table:table-cell table:style-name="ce712"/>
          <table:table-cell table:style-name="ce593" table:number-columns-repeated="2"/>
          <table:table-cell table:number-columns-repeated="928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2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>
          <table:table-cell table:number-columns-repeated="26"/>
          <table:table-cell table:style-name="ce561" table:number-columns-repeated="3"/>
          <table:table-cell table:style-name="ce562"/>
          <table:table-cell table:style-name="ce561" table:number-columns-repeated="4"/>
          <table:table-cell table:style-name="ce561" office:value-type="string" calcext:value-type="string">
            <text:p><text:s/></text:p>
          </table:table-cell>
          <table:table-cell table:style-name="ce561" table:number-columns-repeated="22"/>
          <table:table-cell table:style-name="ce562"/>
          <table:table-cell table:style-name="ce561" table:number-columns-repeated="5"/>
          <table:table-cell table:number-columns-repeated="961"/>
        </table:table-row>
        <table:table-row table:style-name="ro6" table:number-rows-repeated="4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 table:number-rows-repeated="819">
          <table:table-cell table:number-columns-repeated="1024"/>
        </table:table-row>
        <table:table-row table:style-name="ro7" table:number-rows-repeated="104769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2 Layer IPE Stackup_150um" table:style-name="ta1" table:print-ranges="'12 Layer IPE Stackup_150um'.A1:'12 Layer IPE Stackup_150um'.CP48">
        <office:forms form:automatic-focus="false" form:apply-design-mode="false"/>
        <table:table-column table:style-name="co1" table:number-columns-repeated="4" table:default-cell-style-name="ce590"/>
        <table:table-column table:style-name="co2" table:number-columns-repeated="11" table:default-cell-style-name="ce590"/>
        <table:table-column table:style-name="co3" table:default-cell-style-name="ce590"/>
        <table:table-column table:style-name="co4" table:default-cell-style-name="ce666"/>
        <table:table-column table:style-name="co4" table:default-cell-style-name="ce590"/>
        <table:table-column table:style-name="co2" table:number-columns-repeated="63" table:default-cell-style-name="ce590"/>
        <table:table-column table:style-name="co5" table:number-columns-repeated="10" table:default-cell-style-name="ce590"/>
        <table:table-column table:style-name="co4" table:number-columns-repeated="5" table:default-cell-style-name="ce590"/>
        <table:table-column table:style-name="co2" table:number-columns-repeated="32" table:default-cell-style-name="ce590"/>
        <table:table-column table:style-name="co6" table:number-columns-repeated="159" table:default-cell-style-name="ce590"/>
        <table:table-column table:style-name="co6" table:number-columns-repeated="737" table:default-cell-style-name="Default"/>
        <table:table-row table:style-name="ro1">
          <table:table-cell table:style-name="ce579" office:value-type="string" calcext:value-type="string" table:number-columns-spanned="15" table:number-rows-spanned="1">
            <text:p>Buildup Structure</text:p>
          </table:table-cell>
          <table:covered-table-cell table:number-columns-repeated="14" table:style-name="ce12"/>
          <table:table-cell table:style-name="ce12" table:number-columns-repeated="78"/>
          <table:table-cell table:style-name="ce117"/>
          <table:table-cell table:style-name="ce713" table:number-columns-repeated="2"/>
          <table:table-cell table:style-name="ce714" table:number-columns-repeated="928"/>
        </table:table-row>
        <table:table-row table:style-name="ro2">
          <table:table-cell table:style-name="ce717" office:value-type="string" calcext:value-type="string" table:number-columns-spanned="15" table:number-rows-spanned="1">
            <text:p>12 Layer Multilayer Backdrilled Vias</text:p>
          </table:table-cell>
          <table:covered-table-cell table:number-columns-repeated="14" table:style-name="ce592"/>
          <table:table-cell table:style-name="ce644" office:value-type="string" calcext:value-type="string" table:number-columns-spanned="67" table:number-rows-spanned="1">
            <text:p>OpticalEVA LEAP FMC+ v1.0</text:p>
          </table:table-cell>
          <table:covered-table-cell table:number-columns-repeated="30" table:style-name="ce12"/>
          <table:covered-table-cell table:number-columns-repeated="2" table:style-name="ce117"/>
          <table:covered-table-cell table:style-name="Default"/>
          <table:covered-table-cell table:number-columns-repeated="25" table:style-name="ce12"/>
          <table:covered-table-cell table:number-columns-repeated="2" table:style-name="ce117"/>
          <table:covered-table-cell table:style-name="Default"/>
          <table:covered-table-cell table:number-columns-repeated="5" table:style-name="ce12"/>
          <table:table-cell table:style-name="ce740" table:formula="of:=TODAY()" office:value-type="date" office:date-value="2022-03-26" calcext:value-type="date" table:number-columns-spanned="12" table:number-rows-spanned="1">
            <text:p>03/26/2022</text:p>
          </table:table-cell>
          <table:covered-table-cell table:number-columns-repeated="10" table:style-name="ce12"/>
          <table:covered-table-cell table:style-name="ce117"/>
          <table:table-cell table:style-name="ce754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5"/>
          <table:table-cell table:style-name="ce658"/>
          <table:table-cell table:style-name="ce593" table:number-columns-repeated="76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741" office:value-type="string" calcext:value-type="string" table:number-columns-spanned="11" table:number-rows-spanned="1">
            <text:p>Differential Routing Zdiff= 100<text:span text:style-name="T1">Ω</text:span></text:p>
          </table:table-cell>
          <table:covered-table-cell table:number-columns-repeated="9" table:style-name="ce744"/>
          <table:covered-table-cell table:style-name="ce75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641"/>
          <table:table-cell table:style-name="ce721" office:value-type="string" calcext:value-type="string" table:number-columns-spanned="3" table:number-rows-spanned="1">
            <text:p>Width</text:p>
          </table:table-cell>
          <table:covered-table-cell table:number-columns-repeated="2" table:style-name="ce745"/>
          <table:table-cell table:style-name="ce57" office:value-type="string" calcext:value-type="string" table:number-columns-spanned="5" table:number-rows-spanned="1">
            <text:p>Separation</text:p>
          </table:table-cell>
          <table:covered-table-cell table:number-columns-repeated="4" table:style-name="ce723"/>
          <table:table-cell table:style-name="ce57" office:value-type="string" calcext:value-type="string" table:number-columns-spanned="3" table:number-rows-spanned="1">
            <text:p>Width</text:p>
          </table:table-cell>
          <table:covered-table-cell table:number-columns-repeated="2" table:style-name="ce289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8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46" table:number-columns-spanned="3" table:number-rows-spanned="1"/>
          <table:covered-table-cell table:number-columns-repeated="2" table:style-name="ce46"/>
          <table:table-cell table:style-name="ce15"/>
          <table:table-cell table:style-name="ce790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106"/>
          <table:covered-table-cell table:style-name="ce566"/>
          <table:covered-table-cell table:style-name="ce571"/>
          <table:covered-table-cell table:style-name="ce1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1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565"/>
          <table:covered-table-cell table:style-name="ce567"/>
          <table:covered-table-cell table:style-name="ce572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1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50" calcext:value-type="float">
            <text:p>15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2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50" calcext:value-type="float">
            <text:p>15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3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3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50" calcext:value-type="float">
            <text:p>15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4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50" calcext:value-type="float">
            <text:p>15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5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5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50" calcext:value-type="float">
            <text:p>15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6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50" calcext:value-type="float">
            <text:p>15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7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50" calcext:value-type="float">
            <text:p>15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8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8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50" calcext:value-type="float">
            <text:p>15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9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50" calcext:value-type="float">
            <text:p>15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22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0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3"/>
          <table:table-cell table:style-name="ce123" office:value-type="string" calcext:value-type="string" table:number-columns-spanned="2" table:number-rows-spanned="1">
            <text:p>LA10</text:p>
          </table:table-cell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861" table:number-columns-spanned="2" table:number-rows-spanned="1"/>
          <table:covered-table-cell table:style-name="ce863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50" calcext:value-type="float">
            <text:p>15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11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50" calcext:value-type="float">
            <text:p>15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2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 table:number-columns-repeated="2"/>
          <table:table-cell table:style-name="ce850" office:value-type="string" calcext:value-type="string" table:number-columns-spanned="2" table:number-rows-spanned="1">
            <text:p>LA12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788" table:number-columns-repeated="3"/>
          <table:table-cell table:style-name="ce15"/>
          <table:table-cell table:style-name="ce798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9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 table:number-rows-repeated="2">
          <table:table-cell table:style-name="ce581"/>
          <table:table-cell table:style-name="ce593" table:number-columns-repeated="4"/>
          <table:table-cell table:style-name="ce15" table:number-columns-repeated="9"/>
          <table:table-cell table:style-name="ce642"/>
          <table:table-cell table:style-name="ce650"/>
          <table:table-cell table:style-name="ce664"/>
          <table:table-cell table:style-name="ce642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5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17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5">
          <table:table-cell table:style-name="ce589" office:value-type="string" calcext:value-type="string" table:number-columns-spanned="14" table:number-rows-spanned="1">
            <text:p>Total Thickness</text:p>
          </table:table-cell>
          <table:covered-table-cell table:number-columns-repeated="12" table:style-name="ce602"/>
          <table:covered-table-cell table:style-name="ce639"/>
          <table:table-cell table:style-name="ce643"/>
          <table:table-cell table:style-name="ce800" table:formula="of:=SUM([.P6:.P43])" office:value-type="float" office:value="1924" calcext:value-type="float">
            <text:p>1924.00</text:p>
          </table:table-cell>
          <table:table-cell table:style-name="ce288" office:value-type="string" calcext:value-type="string">
            <text:p>μm</text:p>
          </table:table-cell>
          <table:table-cell table:style-name="ce667" table:number-columns-repeated="74"/>
          <table:table-cell table:style-name="ce290" table:number-columns-repeated="2"/>
          <table:table-cell table:style-name="ce712"/>
          <table:table-cell table:style-name="ce593" table:number-columns-repeated="2"/>
          <table:table-cell table:number-columns-repeated="928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2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>
          <table:table-cell table:number-columns-repeated="26"/>
          <table:table-cell table:style-name="ce561" table:number-columns-repeated="3"/>
          <table:table-cell table:style-name="ce562"/>
          <table:table-cell table:style-name="ce561" table:number-columns-repeated="4"/>
          <table:table-cell table:style-name="ce561" office:value-type="string" calcext:value-type="string">
            <text:p><text:s/></text:p>
          </table:table-cell>
          <table:table-cell table:style-name="ce561" table:number-columns-repeated="22"/>
          <table:table-cell table:style-name="ce562"/>
          <table:table-cell table:style-name="ce561" table:number-columns-repeated="5"/>
          <table:table-cell table:number-columns-repeated="961"/>
        </table:table-row>
        <table:table-row table:style-name="ro6" table:number-rows-repeated="4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 table:number-rows-repeated="819">
          <table:table-cell table:number-columns-repeated="1024"/>
        </table:table-row>
        <table:table-row table:style-name="ro7" table:number-rows-repeated="104769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2 Layer IPE Stackup_100um" table:style-name="ta1" table:print-ranges="'12 Layer IPE Stackup_100um'.A1:'12 Layer IPE Stackup_100um'.CP48">
        <office:forms form:automatic-focus="false" form:apply-design-mode="false"/>
        <table:table-column table:style-name="co1" table:number-columns-repeated="4" table:default-cell-style-name="ce590"/>
        <table:table-column table:style-name="co2" table:number-columns-repeated="11" table:default-cell-style-name="ce590"/>
        <table:table-column table:style-name="co3" table:default-cell-style-name="ce590"/>
        <table:table-column table:style-name="co4" table:default-cell-style-name="ce666"/>
        <table:table-column table:style-name="co4" table:default-cell-style-name="ce590"/>
        <table:table-column table:style-name="co2" table:number-columns-repeated="63" table:default-cell-style-name="ce590"/>
        <table:table-column table:style-name="co5" table:number-columns-repeated="10" table:default-cell-style-name="ce590"/>
        <table:table-column table:style-name="co4" table:number-columns-repeated="5" table:default-cell-style-name="ce590"/>
        <table:table-column table:style-name="co2" table:number-columns-repeated="32" table:default-cell-style-name="ce590"/>
        <table:table-column table:style-name="co6" table:number-columns-repeated="159" table:default-cell-style-name="ce590"/>
        <table:table-column table:style-name="co6" table:number-columns-repeated="737" table:default-cell-style-name="Default"/>
        <table:table-row table:style-name="ro1">
          <table:table-cell table:style-name="ce579" office:value-type="string" calcext:value-type="string" table:number-columns-spanned="15" table:number-rows-spanned="1">
            <text:p>Buildup Structure</text:p>
          </table:table-cell>
          <table:covered-table-cell table:number-columns-repeated="14" table:style-name="ce12"/>
          <table:table-cell table:style-name="ce12" table:number-columns-repeated="78"/>
          <table:table-cell table:style-name="ce117"/>
          <table:table-cell table:style-name="ce713" table:number-columns-repeated="2"/>
          <table:table-cell table:style-name="ce714" table:number-columns-repeated="928"/>
        </table:table-row>
        <table:table-row table:style-name="ro2">
          <table:table-cell table:style-name="ce717" office:value-type="string" calcext:value-type="string" table:number-columns-spanned="15" table:number-rows-spanned="1">
            <text:p>12 Layer Multilayer Backdrilled Vias</text:p>
          </table:table-cell>
          <table:covered-table-cell table:number-columns-repeated="14" table:style-name="ce592"/>
          <table:table-cell table:style-name="ce644" office:value-type="string" calcext:value-type="string" table:number-columns-spanned="67" table:number-rows-spanned="1">
            <text:p>OpticalEVA LEAP FMC+ v1.0</text:p>
          </table:table-cell>
          <table:covered-table-cell table:number-columns-repeated="30" table:style-name="ce12"/>
          <table:covered-table-cell table:number-columns-repeated="2" table:style-name="ce117"/>
          <table:covered-table-cell table:style-name="Default"/>
          <table:covered-table-cell table:number-columns-repeated="25" table:style-name="ce12"/>
          <table:covered-table-cell table:number-columns-repeated="2" table:style-name="ce117"/>
          <table:covered-table-cell table:style-name="Default"/>
          <table:covered-table-cell table:number-columns-repeated="5" table:style-name="ce12"/>
          <table:table-cell table:style-name="ce740" table:formula="of:=TODAY()" office:value-type="date" office:date-value="2022-03-26" calcext:value-type="date" table:number-columns-spanned="12" table:number-rows-spanned="1">
            <text:p>03/26/2022</text:p>
          </table:table-cell>
          <table:covered-table-cell table:number-columns-repeated="10" table:style-name="ce12"/>
          <table:covered-table-cell table:style-name="ce117"/>
          <table:table-cell table:style-name="ce754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5"/>
          <table:table-cell table:style-name="ce658"/>
          <table:table-cell table:style-name="ce593" table:number-columns-repeated="76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741" office:value-type="string" calcext:value-type="string" table:number-columns-spanned="11" table:number-rows-spanned="1">
            <text:p>Differential Routing Zdiff= 100<text:span text:style-name="T1">Ω</text:span></text:p>
          </table:table-cell>
          <table:covered-table-cell table:number-columns-repeated="9" table:style-name="ce744"/>
          <table:covered-table-cell table:style-name="ce75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641"/>
          <table:table-cell table:style-name="ce721" office:value-type="string" calcext:value-type="string" table:number-columns-spanned="3" table:number-rows-spanned="1">
            <text:p>Width</text:p>
          </table:table-cell>
          <table:covered-table-cell table:number-columns-repeated="2" table:style-name="ce745"/>
          <table:table-cell table:style-name="ce57" office:value-type="string" calcext:value-type="string" table:number-columns-spanned="5" table:number-rows-spanned="1">
            <text:p>Separation</text:p>
          </table:table-cell>
          <table:covered-table-cell table:number-columns-repeated="4" table:style-name="ce723"/>
          <table:table-cell table:style-name="ce57" office:value-type="string" calcext:value-type="string" table:number-columns-spanned="3" table:number-rows-spanned="1">
            <text:p>Width</text:p>
          </table:table-cell>
          <table:covered-table-cell table:number-columns-repeated="2" table:style-name="ce289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8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46" table:number-columns-spanned="3" table:number-rows-spanned="1"/>
          <table:covered-table-cell table:number-columns-repeated="2" table:style-name="ce46"/>
          <table:table-cell table:style-name="ce15"/>
          <table:table-cell table:style-name="ce790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106"/>
          <table:covered-table-cell table:style-name="ce566"/>
          <table:covered-table-cell table:style-name="ce571"/>
          <table:covered-table-cell table:style-name="ce1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1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565"/>
          <table:covered-table-cell table:style-name="ce567"/>
          <table:covered-table-cell table:style-name="ce572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1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00" calcext:value-type="float">
            <text:p>10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2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00" calcext:value-type="float">
            <text:p>10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3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3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9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9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00" calcext:value-type="float">
            <text:p>10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4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00" calcext:value-type="float">
            <text:p>10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5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5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9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9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00" calcext:value-type="float">
            <text:p>10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6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00" calcext:value-type="float">
            <text:p>10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7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00" calcext:value-type="float">
            <text:p>10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8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8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9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9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00" calcext:value-type="float">
            <text:p>10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9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00" calcext:value-type="float">
            <text:p>10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22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0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3"/>
          <table:table-cell table:style-name="ce123" office:value-type="string" calcext:value-type="string" table:number-columns-spanned="2" table:number-rows-spanned="1">
            <text:p>LA10</text:p>
          </table:table-cell>
          <table:covered-table-cell table:style-name="ce856"/>
          <table:table-cell table:style-name="ce857" office:value-type="string" calcext:value-type="string" table:number-columns-spanned="2" table:number-rows-spanned="1">
            <text:p><text:s/>9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90 μm</text:p>
          </table:table-cell>
          <table:covered-table-cell table:style-name="ce859"/>
          <table:table-cell table:style-name="ce861" table:number-columns-spanned="2" table:number-rows-spanned="1"/>
          <table:covered-table-cell table:style-name="ce863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00" calcext:value-type="float">
            <text:p>10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number-columns-repeated="5" table:style-name="ce32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11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00" calcext:value-type="float">
            <text:p>10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2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 table:number-columns-repeated="2"/>
          <table:table-cell table:style-name="ce850" office:value-type="string" calcext:value-type="string" table:number-columns-spanned="2" table:number-rows-spanned="1">
            <text:p>LA12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9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9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788" table:number-columns-repeated="3"/>
          <table:table-cell table:style-name="ce15"/>
          <table:table-cell table:style-name="ce798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9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 table:number-rows-repeated="2">
          <table:table-cell table:style-name="ce581"/>
          <table:table-cell table:style-name="ce593" table:number-columns-repeated="4"/>
          <table:table-cell table:style-name="ce15" table:number-columns-repeated="9"/>
          <table:table-cell table:style-name="ce642"/>
          <table:table-cell table:style-name="ce650"/>
          <table:table-cell table:style-name="ce664"/>
          <table:table-cell table:style-name="ce642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5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17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5">
          <table:table-cell table:style-name="ce589" office:value-type="string" calcext:value-type="string" table:number-columns-spanned="14" table:number-rows-spanned="1">
            <text:p>Total Thickness</text:p>
          </table:table-cell>
          <table:covered-table-cell table:number-columns-repeated="12" table:style-name="ce602"/>
          <table:covered-table-cell table:style-name="ce639"/>
          <table:table-cell table:style-name="ce643"/>
          <table:table-cell table:style-name="ce800" table:formula="of:=SUM([.P6:.P43])" office:value-type="float" office:value="1374" calcext:value-type="float">
            <text:p>1374.00</text:p>
          </table:table-cell>
          <table:table-cell table:style-name="ce288" office:value-type="string" calcext:value-type="string">
            <text:p>μm</text:p>
          </table:table-cell>
          <table:table-cell table:style-name="ce667" table:number-columns-repeated="74"/>
          <table:table-cell table:style-name="ce290" table:number-columns-repeated="2"/>
          <table:table-cell table:style-name="ce712"/>
          <table:table-cell table:style-name="ce593" table:number-columns-repeated="2"/>
          <table:table-cell table:number-columns-repeated="928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2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>
          <table:table-cell table:number-columns-repeated="26"/>
          <table:table-cell table:style-name="ce561" table:number-columns-repeated="3"/>
          <table:table-cell table:style-name="ce562"/>
          <table:table-cell table:style-name="ce561" table:number-columns-repeated="4"/>
          <table:table-cell table:style-name="ce561" office:value-type="string" calcext:value-type="string">
            <text:p><text:s/></text:p>
          </table:table-cell>
          <table:table-cell table:style-name="ce561" table:number-columns-repeated="22"/>
          <table:table-cell table:style-name="ce562"/>
          <table:table-cell table:style-name="ce561" table:number-columns-repeated="5"/>
          <table:table-cell table:number-columns-repeated="961"/>
        </table:table-row>
        <table:table-row table:style-name="ro6" table:number-rows-repeated="4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 table:number-rows-repeated="819">
          <table:table-cell table:number-columns-repeated="1024"/>
        </table:table-row>
        <table:table-row table:style-name="ro7" table:number-rows-repeated="10476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돋움" svg:font-family="돋움" style:font-family-generic="modern" style:font-pitch="fixed"/>
    <style:font-face style:name="CG Times (WN)" svg:font-family="'CG Times (WN)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percentage-style style:name="N121">
      <number:number number:decimal-places="2" loext:min-decimal-places="2" number:min-integer-digits="1"/>
      <number:text> %</number:text>
    </number:percentage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text>(--</number:text>
      <number:number number:decimal-places="1" loext:min-decimal-places="1" number:min-integer-digits="1"/>
      <number:text>)</number:text>
    </number:number-style>
    <number:number-style style:name="N140P0" style:volatile="true">
      <number:number number:decimal-places="1" loext:min-decimal-places="1" number:min-integer-digits="1" number:grouping="true"/>
      <number:text> </number:text>
    </number:number-style>
    <number:number-style style:name="N14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0P0"/>
    </number:number-style>
    <number:number-style style:name="N14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5P0" style:volatile="true">
      <number:number number:decimal-places="1" loext:min-decimal-places="1" number:min-integer-digits="1"/>
      <number:text>%</number:text>
    </number:percentage-style>
    <number:percentage-style style:name="N145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5P0"/>
    </number:percentage-style>
    <number:number-style style:name="N146">
      <number:text>(</number:text>
      <number:number number:decimal-places="1" loext:min-decimal-places="1" number:min-integer-digits="1"/>
      <number:text>)</number:text>
    </number:number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P0" style:volatile="true">
      <number:number number:decimal-places="1" loext:min-decimal-places="1" number:min-integer-digits="1"/>
      <number:text>%</number:text>
    </number:percentage-style>
    <number:percentage-style style:name="N151">
      <number:text>(</number:text>
      <number:number number:decimal-places="1" loext:min-decimal-places="1" number:min-integer-digits="1"/>
      <number:text>%)</number:text>
      <style:map style:condition="value()&gt;=0" style:apply-style-name="N151P0"/>
    </number:percentag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1" loext:min-decimal-places="1" number:min-integer-digits="1" number:grouping="true"/>
    </number:number-style>
    <number:number-style style:name="N161">
      <number:text>-</number:text>
      <number:number number:decimal-places="1" loext:min-decimal-places="1" number:min-integer-digits="1" number:grouping="true"/>
      <style:map style:condition="value()&gt;=0" style:apply-style-name="N161P0"/>
    </number:number-style>
    <number:date-style style:name="N162">
      <number:year number:style="long"/>
      <number:text>년 </number:text>
      <number:month/>
      <number:text>월</number:text>
    </number:date-style>
    <number:number-style style:name="N163P0" style:volatile="true">
      <number:number number:decimal-places="1" loext:min-decimal-places="1" number:min-integer-digits="1" number:grouping="true"/>
    </number:number-style>
    <number:number-style style:name="N16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63P0"/>
    </number:number-style>
    <number:date-style style:name="N16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number-style style:name="N165">
      <number:number number:decimal-places="4" loext:min-decimal-places="4" number:min-integer-digits="1"/>
    </number:number-style>
    <number:date-style style:name="N166">
      <number:year number:style="long"/>
      <number:text>/</number:text>
      <number:month/>
      <number:text>/</number:text>
      <number:day/>
    </number:date-style>
    <number:number-style style:name="N167">
      <number:text>(-</number:text>
      <number:number number:decimal-places="1" loext:min-decimal-places="1" number:min-integer-digits="1"/>
      <number:text>)</number:text>
    </number:number-style>
    <number:number-style style:name="N169P0" style:volatile="true">
      <number:number number:decimal-places="0" loext:min-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9P0"/>
    </number:number-style>
    <number:number-style style:name="N1010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08P0"/>
    </number:number-style>
    <number:number-style style:name="N139">
      <number:number number:decimal-places="1" loext:min-decimal-places="1" number:min-integer-digits="1" number:grouping="true"/>
      <number:text> </number:text>
    </number:number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text> </loext:text>
      <loext:fill-character> </loext:fill-character>
      <number:text>-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ime-style style:name="N184">
      <number:minutes number:style="long"/>
      <number:text>:</number:text>
      <number:seconds number:style="long"/>
    </number:time-style>
    <number:time-style style:name="N18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6">
      <number:minutes number:style="long"/>
      <number:text>:</number:text>
      <number:seconds number:style="long" number:decimal-places="1"/>
    </number:time-style>
    <number:number-style style:name="N18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9P0" style:volatile="true">
      <number:text>₩</number:text>
      <number:number number:decimal-places="0" loext:min-decimal-places="0" number:min-integer-digits="1" number:grouping="true"/>
    </number:number-style>
    <number:number-style style:name="N189">
      <number:text>-₩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text>₩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2P0" style:volatile="true">
      <number:text>₩</number:text>
      <number:number number:decimal-places="2" loext:min-decimal-places="2" number:min-integer-digits="1" number:grouping="true"/>
    </number:number-style>
    <number:number-style style:name="N192">
      <number:text>-₩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₩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7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text> ₩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7P0"/>
    </number:number-style>
    <number:number-style style:name="N208">
      <number:number number:decimal-places="0" loext:min-decimal-places="0" number:min-integer-digits="0">
        <number:embedded-text number:position="1"> ~ </number:embedded-text>
      </number:number>
      <number:text> ㎛</number:text>
    </number:number-style>
    <number:number-style style:name="N209">
      <number:number number:decimal-places="2" loext:min-decimal-places="2" number:min-integer-digits="1"/>
      <number:text> ㎛</number:text>
    </number:number-style>
    <number:number-style style:name="N210">
      <number:number number:decimal-places="0" loext:min-decimal-places="0" number:min-integer-digits="0">
        <number:embedded-text number:position="1">  ±  </number:embedded-text>
      </number:number>
      <number:text>  ㎛</number:text>
    </number:number-style>
    <number:number-style style:name="N211">
      <number:number number:decimal-places="4" loext:min-decimal-places="0" number:min-integer-digits="0" number:decimal-replacement=""/>
      <number:text> ㎜ ± ㎛</number:text>
    </number:number-style>
    <number:number-style style:name="N212">
      <number:text>min </number:text>
      <number:number number:decimal-places="2" loext:min-decimal-places="2" number:min-integer-digits="1"/>
      <number:text> ㎛</number:text>
    </number:number-style>
    <number:number-style style:name="N213">
      <number:text>§ </number:text>
      <number:number number:decimal-places="0" loext:min-decimal-places="0" number:min-integer-digits="2"/>
    </number:number-style>
    <number:number-style style:name="N214">
      <number:text>  </number:text>
      <number:number number:decimal-places="0" loext:min-decimal-places="0" number:min-integer-digits="0"/>
      <number:text> ㎛</number:text>
    </number:number-style>
    <number:number-style style:name="N215P0" style:volatile="true">
      <number:number number:decimal-places="1" loext:min-decimal-places="1" number:min-integer-digits="1" number:grouping="true"/>
    </number:number-style>
    <number:number-style style:name="N215">
      <style:text-properties fo:color="#ff0000"/>
      <number:number number:decimal-places="1" loext:min-decimal-places="1" number:min-integer-digits="1" number:grouping="true"/>
      <style:map style:condition="value()&gt;=0" style:apply-style-name="N215P0"/>
    </number:number-style>
    <number:number-style style:name="N216">
      <number:number number:decimal-places="1" loext:min-decimal-places="1" number:min-integer-digits="1"/>
    </number:number-style>
    <number:date-style style:name="N217">
      <number:year/>
      <number:text>년 </number:text>
      <number:month number:style="long"/>
      <number:text>월 </number:text>
      <number:day number:style="long"/>
      <number:text>일</number:text>
    </number:date-style>
    <number:number-style style:name="N218">
      <number:text>min </number:text>
      <number:number number:decimal-places="1" loext:min-decimal-places="1" number:min-integer-digits="1"/>
      <number:text> ㎛</number:text>
    </number:number-style>
    <number:number-style style:name="N219">
      <number:number number:decimal-places="0" loext:min-decimal-places="0" number:min-integer-digits="0">
        <number:embedded-text number:position="2"> ~ </number:embedded-text>
      </number:number>
      <number:text> ㎛</number:text>
    </number:number-style>
    <number:number-style style:name="N220">
      <number:number number:decimal-places="0" loext:min-decimal-places="0" number:min-integer-digits="0"/>
      <number:text>,</number:text>
    </number:number-style>
    <number:date-style style:name="N222P0" style:volatile="true">
      <number:year number:style="long"/>
      <number:text>년 </number:text>
      <number:month number:style="long"/>
      <number:text>월 </number:text>
      <number:day number:style="long"/>
      <number:text>일</number:text>
    </number:date-style>
    <number:text-style style:name="N222">
      <number:text-content/>
      <style:map style:condition="value()&lt;=1.79769313486232E+308" style:apply-style-name="N222P0"/>
    </number:text-style>
    <number:number-style style:name="N223">
      <number:number number:decimal-places="0" loext:min-decimal-places="0" number:min-integer-digits="0"/>
      <number:text> ㎛</number:text>
    </number:number-style>
    <number:number-style style:name="N224">
      <number:text>± </number:text>
      <number:number number:decimal-places="0" loext:min-decimal-places="0" number:min-integer-digits="0"/>
      <number:text> ㎛</number:text>
    </number:number-style>
    <number:number-style style:name="N225">
      <number:number number:decimal-places="2" loext:min-decimal-places="1" number:min-integer-digits="1" number:decimal-replacement=""/>
    </number:number-style>
    <number:number-style style:name="N226">
      <number:number number:decimal-places="0" loext:min-decimal-places="0" number:min-integer-digits="1" number:grouping="true"/>
      <number:text> </number:text>
    </number:number-style>
    <number:number-style style:name="N227">
      <number:number number:decimal-places="2" loext:min-decimal-places="2" number:min-integer-digits="1"/>
      <number:text> </number:text>
    </number:number-style>
    <number:number-style style:name="N228">
      <number:number number:decimal-places="0" loext:min-decimal-places="0" number:min-integer-digits="0"/>
      <number:text> um</number:text>
    </number:number-style>
    <number:number-style style:name="N230P0" style:volatile="true">
      <number:number number:decimal-places="2" loext:min-decimal-places="2" number:min-integer-digits="1" number:grouping="true"/>
      <number:text> </number:text>
    </number:number-style>
    <number:number-style style:name="N2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30P0"/>
    </number:number-style>
    <number:date-style style:name="N232P0" style:volatile="true">
      <number:year number:style="long"/>
      <number:text>-</number:text>
      <number:month/>
      <number:text>-</number:text>
      <number:day/>
    </number:date-style>
    <number:text-style style:name="N232">
      <number:text-content/>
      <style:map style:condition="value()&lt;=1.79769313486232E+308" style:apply-style-name="N232P0"/>
    </number:text-style>
    <number:date-style style:name="N233">
      <number:month number:style="long"/>
      <number:text>월 </number:text>
      <number:day number:style="long"/>
      <number:text>일</number:text>
    </number:date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20148" number:language="ko" number:country="KR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0149" number:language="ko" number:country="KR">
      <number:year number:style="long"/>
      <number:text>년 </number:text>
      <number:month/>
      <number:text>월 </number:text>
      <number:day/>
      <number:text>일 </number:text>
      <number:day-of-week number:style="long"/>
    </number:date-style>
    <style:style style:name="Default" style:family="table-cell">
      <style:table-cell-properties fo:padding="2.01pt" style:rotation-align="none" style:vertical-align="middle"/>
      <style:text-properties style:font-name="돋움" fo:font-family="돋움" style:font-family-generic="modern" style:font-pitch="fixed" fo:font-size="11pt" style:font-size-asian="11pt" style:font-name-complex="돋움" style:font-family-complex="돋움" style:font-family-generic-complex="modern" style:font-pitch-complex="fixed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8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Currency_20__28_2_29_" style:display-name="Calc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3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5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6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Units_20__28_0_29_" style:display-name="Calc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family-generic-complex="swiss" style:font-pitch-complex="variable" style:font-size-complex="10pt" style:font-style-complex="normal" style:font-weight-complex="bold"/>
    </style:style>
    <style:style style:name="Comma_20__5b_00_5d_" style:display-name="Comma [00]" style:family="table-cell" style:parent-style-name="Default" style:data-style-name="N150">
      <style:table-cell-properties fo:padding="2.01pt"/>
    </style:style>
    <style:style style:name="Comma_20__5b_0_5d__5f__21__21__21_GO" style:display-name="Comma [0]_!!!GO" style:family="table-cell" style:parent-style-name="Default" style:data-style-name="N125">
      <style:table-cell-properties fo:padding="2.01pt"/>
    </style:style>
    <style:style style:name="Comma_5f__21__21__21_GO" style:display-name="Comma_!!!GO" style:family="table-cell" style:parent-style-name="Default" style:data-style-name="N129">
      <style:table-cell-properties fo:padding="2.01pt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0">
      <style:table-cell-properties fo:padding="2.01pt"/>
    </style:style>
    <style:style style:name="Currency_20__5b_0_5d__5f__21__21__21_GO" style:display-name="Currency [0]_!!!GO" style:family="table-cell" style:parent-style-name="Default" style:data-style-name="N155">
      <style:table-cell-properties fo:padding="2.01pt"/>
    </style:style>
    <style:style style:name="Currency_5f__21__21__21_GO" style:display-name="Currency_!!!GO" style:family="table-cell" style:parent-style-name="Default" style:data-style-name="N159">
      <style:table-cell-properties fo:padding="2.01pt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family-generic-complex="swiss" style:font-pitch-complex="variable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3c3c3c" style:diagonal-bl-tr="none" style:diagonal-tl-br="none" fo:background-color="transparent" fo:border-left="none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yperlink_20_1" style:display-name="Hyperlink 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1">
      <style:table-cell-properties fo:padding="2.01pt"/>
    </style:style>
    <style:style style:name="Milliers_5f__21__21__21_GO" style:display-name="Milliers_!!!GO" style:family="table-cell" style:parent-style-name="Default" style:data-style-name="N162">
      <style:table-cell-properties fo:padding="2.01pt"/>
    </style:style>
    <style:style style:name="Model" style:family="table-cell" style:parent-style-name="Default" style:data-style-name="N0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Mon_3f_aire_20__5b_0_5d__5f__21__21__21_GO" style:display-name="Mon?aire [0]_!!!GO" style:family="table-cell" style:parent-style-name="Default" style:data-style-name="N163">
      <style:table-cell-properties fo:padding="2.01pt"/>
    </style:style>
    <style:style style:name="Mon_3f_aire_5f__21__21__21_GO" style:display-name="Mon?aire_!!!GO" style:family="table-cell" style:parent-style-name="Default" style:data-style-name="N164">
      <style:table-cell-properties fo:padding="2.01pt"/>
    </style:style>
    <style:style style:name="Normal_20_-_20_Style1" style:display-name="Normal - Style1" style:family="table-cell" style:parent-style-name="Defaul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_21__21__21_GO" style:display-name="Normal_!!!G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66">
      <style:table-cell-properties fo:padding="2.01pt"/>
    </style:style>
    <style:style style:name="Percent_20__5b_0_5d_" style:display-name="Percent [0]" style:family="table-cell" style:parent-style-name="Default" style:data-style-name="N146">
      <style:table-cell-properties fo:padding="2.01pt"/>
    </style:style>
    <style:style style:name="Percent_20__5b_2_5d_" style:display-name="Percent [2]" style:family="table-cell" style:parent-style-name="Default" style:data-style-name="N121">
      <style:table-cell-properties fo:padding="2.01pt"/>
    </style:style>
    <style:style style:name="Percent_5f__23_6_20_Temps_20__26__20_Contractors" style:display-name="Percent_#6 Temps &amp; Contractors" style:family="table-cell" style:parent-style-name="Default" style:data-style-name="N167">
      <style:table-cell-properties fo:padding="2.01pt"/>
    </style:style>
    <style:style style:name="PrePop_20_Currency_20__28_0_29_" style:display-name="PrePop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2.01pt"/>
    </style:style>
    <style:style style:name="RevList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hade" style:family="table-cell" style:parent-style-name="Default" style:data-style-name="N0">
      <style:table-cell-properties style:glyph-orientation-vertical="0" fo:background-color="#7f7fff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SPECI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G Times (WN)" fo:font-family="'CG Times (WN)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CG Times (WN)" style:font-family-complex="'CG Times (WN)'" style:font-family-generic-complex="roman" style:font-pitch-complex="variable" style:font-size-complex="10pt" style:font-style-complex="normal" style:font-weight-complex="normal"/>
    </style:style>
    <style:style style:name="subhe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Subtotal" style:family="table-cell" style:parent-style-name="Default" style:data-style-name="N10108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67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Text_20_Indent_20_C" style:display-name="Text Indent C" style:family="table-cell" style:parent-style-name="Default" style:data-style-name="N138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一般_5f_OGI_20_Report_20__28_3_29_" style:display-name="一般_OGI Report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貨幣_5b_0_5d__5f_0929-" style:display-name="貨幣[0]_0929-" style:family="table-cell" style:parent-style-name="Default" style:data-style-name="N137">
      <style:table-cell-properties fo:padding="2.01pt"/>
    </style:style>
    <style:style style:name="超連結_5f_Q-S384A004BP-0411-NEW" style:display-name="超連結_Q-S384A004BP-0411-NEW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뷭_3f__5f_Pacific_20_Region_20_P_26_L" style:display-name="뷭?_Pacific Region P&amp;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콤마_20__5b_0_5d__5f_1" style:display-name="콤마 [0]_1" style:family="table-cell" style:parent-style-name="Default" style:data-style-name="N131">
      <style:table-cell-properties fo:padding="2.01pt"/>
    </style:style>
    <style:style style:name="콤마_5f_1" style:display-name="콤마_1" style:family="table-cell" style:parent-style-name="Default" style:data-style-name="N133">
      <style:table-cell-properties fo:padding="2.01pt"/>
    </style:style>
    <style:style style:name="표준_5f_구조도_28__29_" style:display-name="표준_구조도(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51pt" fo:margin-bottom="22.71pt" fo:margin-left="22.71pt" fo:margin-right="28.35pt" style:first-page-number="continue" loext:scale-to-X="1" loext:scale-to-Y="1" style:table-centering="horizontal" style:writing-mode="lr-tb"/>
      <style:header-style>
        <style:header-footer-properties fo:min-height="21.26pt" fo:margin-left="31.15pt" fo:margin-right="25.51pt" fo:margin-bottom="0pt"/>
      </style:header-style>
      <style:footer-style>
        <style:header-footer-properties svg:height="0pt" fo:margin-left="31.15pt" fo:margin-right="25.51pt" fo:margin-top="0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21.6pt" fo:margin-left="18pt" fo:margin-right="18pt" style:first-page-number="continue" loext:scale-to-X="1" loext:scale-to-Y="1" style:table-centering="horizontal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21.4pt"/>
      </style:footer-style>
    </style:page-layout>
    <style:page-layout style:name="Mpm5">
      <style:page-layout-properties fo:page-width="1190.55pt" fo:page-height="841.89pt" style:num-format="1" style:print-orientation="landscape" fo:margin-top="28.35pt" fo:margin-bottom="28.35pt" fo:margin-left="17.01pt" fo:margin-right="17.01pt" style:first-page-number="continue" loext:scale-to-X="1" loext:scale-to-Y="1" style:table-centering="horizontal" style:writing-mode="lr-tb"/>
      <style:header-style>
        <style:header-footer-properties fo:min-height="21.26pt" fo:margin-left="36.85pt" fo:margin-right="36.85pt" fo:margin-bottom="0pt"/>
      </style:header-style>
      <style:footer-style>
        <style:header-footer-properties fo:min-height="21.26pt" fo:margin-left="36.85pt" fo:margin-right="36.85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8:50:15.619464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6_20_Layer_20_THT_20_Backdrilled" style:display-name="PageStyle_16 Layer THT Backdrilled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26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26">00/00/0000</text:date></text:span></text:p>
        </style:region-right>
      </style:footer-left>
    </style:master-page>
    <style:master-page style:name="PageStyle_5f_16_20_Layer_20_Blind_20_Vias" style:display-name="PageStyle_16 Layer Blind Via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26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26">00/00/0000</text:date></text:span></text:p>
        </style:region-right>
      </style:footer-left>
    </style:master-page>
    <style:master-page style:name="PageStyle_5f_16_20_Layer_20_ILFA_20_28069-0-5" style:display-name="PageStyle_16 Layer ILFA 28069-0-5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26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26">00/00/0000</text:date></text:span></text:p>
        </style:region-right>
      </style:footer-left>
    </style:master-page>
    <style:master-page style:name="PageStyle_5f_20_20_Layer_20_IPE_20_Stackup" style:display-name="PageStyle_20 Layer IPE Stacku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sung</meta:initial-creator>
    <meta:creation-date>2006-04-18T12:25:25</meta:creation-date>
    <dc:date>2022-03-26T18:51:04.468092615</dc:date>
    <meta:print-date>2022-02-04T16:39:17</meta:print-date>
    <meta:editing-duration>P4DT1H1S</meta:editing-duration>
    <meta:editing-cycles>12</meta:editing-cycles>
    <meta:generator>LibreOffice/6.0.7.3$Linux_X86_64 LibreOffice_project/00m0$Build-3</meta:generator>
    <meta:document-statistic meta:table-count="3" meta:cell-count="576" meta:object-count="0"/>
  </office:meta>
</office:document-meta>
</file>